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MOCKUP CV JON PALACIOS</text:p>
      <text:p text:style-name="Normal">Escritorio:</text:p>
      <text:p text:style-name="Normal"><draw:frame draw:style-name="a0" draw:name="Imagen 1" text:anchor-type="as-char" svg:x="0in" svg:y="0in" svg:width="5.90556in" svg:height="4.21875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Tablet:</text:p>
      <text:p text:style-name="Normal"><draw:frame draw:style-name="a1" draw:name="Imagen 1" text:anchor-type="as-char" svg:x="0in" svg:y="0in" svg:width="4.20892in" svg:height="5.98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óvil:</text:p>
      <text:p text:style-name="Normal"><draw:frame draw:style-name="a2" draw:name="Imagen 1" text:anchor-type="as-char" svg:x="0in" svg:y="0in" svg:width="2.02112in" svg:height="8.63662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lermo Palacios Hernández</meta:initial-creator>
    <dc:creator>Guillermo Palacios Hernández</dc:creator>
    <meta:creation-date>2023-10-22T16:46:00Z</meta:creation-date>
    <dc:date>2023-10-22T16:49:00Z</dc:date>
    <meta:template xlink:href="Normal.dotm" xlink:type="simple"/>
    <meta:editing-cycles>2</meta:editing-cycles>
    <meta:editing-duration>PT180S</meta:editing-duration>
    <meta:document-statistic meta:page-count="3" meta:paragraph-count="1" meta:word-count="12" meta:character-count="80" meta:row-count="1" meta:non-whitespace-character-count="69"/>
  </office:meta>
</office:document-meta>
</file>